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2a4" officeooo:paragraph-rsid="001842a4"/>
    </style:style>
    <style:style style:name="P2" style:family="paragraph" style:parent-style-name="Standard">
      <style:paragraph-properties fo:text-align="center" style:justify-single-word="false"/>
      <style:text-properties officeooo:rsid="001842a4" officeooo:paragraph-rsid="001842a4"/>
    </style:style>
    <style:style style:name="P3" style:family="paragraph" style:parent-style-name="Standard">
      <style:paragraph-properties fo:text-align="start" style:justify-single-word="false"/>
      <style:text-properties officeooo:rsid="001842a4" officeooo:paragraph-rsid="001842a4"/>
    </style:style>
    <style:style style:name="P4" style:family="paragraph" style:parent-style-name="Standard">
      <style:paragraph-properties fo:text-align="center" style:justify-single-word="false"/>
      <style:text-properties style:text-position="0% 100%" officeooo:rsid="001842a4" officeooo:paragraph-rsid="001842a4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12d3e4" officeooo:paragraph-rsid="001842a4"/>
    </style:style>
    <style:style style:name="T1" style:family="text">
      <style:text-properties officeooo:rsid="00184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0/09/2016 <text:tab/>9:23pm<text:tab/><text:tab/><text:tab/><text:tab/><text:tab/><text:tab/><text:tab/><text:tab/><text:tab/><text:span text:style-name="T1">AUTOSCAN</text:span></text:p>
      <text:p text:style-name="P4"/>
      <text:p text:style-name="P4">HARDWARE PARA SCAN DE AUTOS, TAMBIEN SEGURIDAD CON GPS</text:p>
      <text:p text:style-name="P2"/>
      <text:p text:style-name="P3">-pagina de desarrollo que tambien hace modulos para empresas <text:s/>y asi poder poner solo tu marca sobre un hardware hecho por ellos ( <text:a xlink:type="simple" xlink:href="http://www.obdsol.com/" text:style-name="Internet_20_link" text:visited-style-name="Visited_20_Internet_20_Link">http://www.obdsol.com/</text:a> )</text:p>
      <text:p text:style-name="P3"/>
      <text:p text:style-name="P2">HARDWARE: ( <text:a xlink:type="simple" xlink:href="http://www.obdsol.com/solutions/chips/" text:style-name="Internet_20_link" text:visited-style-name="Visited_20_Internet_20_Link">http://www.obdsol.com/solutions/chips/</text:a> )</text:p>
      <text:p text:style-name="P2"/>
      <text:p text:style-name="P3">**son chips que interpretan el protocolo obd por ejm podria ser obd2 → rs232 , etc.</text:p>
      <text:p text:style-name="P3">1. sml327 ( <text:a xlink:type="simple" xlink:href="https://www.elmelectronics.com/wp-content/uploads/2016/07/ELM327DS.pdf" text:style-name="Internet_20_link" text:visited-style-name="Visited_20_Internet_20_Link">https://www.elmelectronics.com/wp-content/uploads/2016/07/ELM327DS.pdf</text:a> )</text:p>
      <text:p text:style-name="P3">2. stn1110 ( <text:a xlink:type="simple" xlink:href="https://www.scantool.net/scantool/downloads/97/stn1110-ds.pdf" text:style-name="Internet_20_link" text:visited-style-name="Visited_20_Internet_20_Link">https://www.scantool.net/scantool/downloads/97/stn1110-ds.pdf</text:a> )</text:p>
      <text:p text:style-name="P3">3. stn2120 ( <text:a xlink:type="simple" xlink:href="https://www.scantool.net/scantool/downloads/206/stn2120-ds.pdf" text:style-name="Internet_20_link" text:visited-style-name="Visited_20_Internet_20_Link">https://www.scantool.net/scantool/downloads/206/stn2120-ds.pdf</text:a> )</text:p>
      <text:p text:style-name="P3">algunas comparaciones <text:s/>( <text:a xlink:type="simple" xlink:href="https://www.scantool.net/scantool/downloads/102/stn1110_vs_elm327.pdf" text:style-name="Internet_20_link" text:visited-style-name="Visited_20_Internet_20_Link">https://www.scantool.net/scantool/downloads/102/stn1110_vs_elm327.pdf</text:a> )</text:p>
      <text:p text:style-name="P3"/>
      <text:p text:style-name="P3">**</text:p>
      <text:p text:style-name="P3"/>
      <text:p text:style-name="P1">!!hasta aqui falta averiguar cos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7:02:41.823158753</meta:creation-date>
    <meta:editing-duration>PT1H13M58S</meta:editing-duration>
    <meta:editing-cycles>3</meta:editing-cycles>
    <meta:generator>LibreOffice/5.1.4.2$Linux_X86_64 LibreOffice_project/10m0$Build-2</meta:generator>
    <dc:date>2016-09-12T17:44:45.891915183</dc:date>
    <meta:document-statistic meta:table-count="0" meta:image-count="0" meta:object-count="0" meta:page-count="1" meta:paragraph-count="11" meta:word-count="83" meta:character-count="747" meta:non-whitespace-character-count="664"/>
  </office:meta>
</office:document-meta>
</file>